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0000000FAB429D192FDA1DF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073cm" fo:min-width="3.799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061cm" svg:height="2.278cm" svg:x="0cm" svg:y="0.022cm">
            <draw:image xlink:href="Pictures/1000020100000360000000FAB429D192FDA1DF78.png" xlink:type="simple" xlink:show="embed" xlink:actuate="onLoad">
              <text:p/>
            </draw:image>
          </draw:frame>
          <draw:custom-shape draw:style-name="gr2" draw:text-style-name="P2" draw:layer="layout" svg:width="4.299cm" svg:height="0.323cm" svg:x="1.763cm" svg:y="1.96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3T17:12:42.741679385</dc:date>
    <meta:editing-duration>PT7M23S</meta:editing-duration>
    <meta:editing-cycles>1</meta:editing-cycles>
    <meta:document-statistic meta:object-count="3"/>
    <meta:generator>LibreOffice/6.0.3.2$Linux_X86_64 LibreOffice_project/00m0$Build-2</meta:generator>
  </office:meta>
</office:document-meta>
</file>